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ourier 10 Pitch"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style:text-underline-style="none" fo:font-weight="bol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ourier 10 Pitch"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text-underline-style="none" fo:font-weight="normal" style:font-weight-asian="normal" style:font-weight-complex="normal"/>
    </style:style>
    <style:style style:name="T4" style:family="text">
      <style:text-properties style:font-name="Liberation Sans"/>
    </style:style>
    <style:style style:name="T5" style:family="text">
      <style:text-properties style:font-name="Liberation Sans" style:text-underline-style="none"/>
    </style:style>
    <style:style style:name="T6" style:family="text">
      <style:text-properties style:font-name="Liberation Sans" style:text-underline-style="none"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ff0000"/>
    </style:style>
    <style:style style:name="T10" style:family="text">
      <style:text-properties fo:color="#008000" style:font-name="Courier 10 Pitch"/>
    </style:style>
    <style:style style:name="T11" style:family="text">
      <style:text-properties fo:color="#800000"/>
    </style:style>
    <style:style style:name="T12" style:family="text">
      <style:text-properties fo:color="#800000" style:font-name="Courier 10 Pitch"/>
    </style:style>
    <style:style style:name="T13" style:family="text">
      <style:text-properties fo:color="#ff00ff"/>
    </style:style>
    <style:style style:name="T14" style:family="text">
      <style:text-properties fo:color="#ff00ff" style:font-name="Courier 10 Pitch"/>
    </style:style>
    <style:style style:name="T15" style:family="text">
      <style:text-properties fo:color="#ff00ff" style:font-name="Courier 10 Pitch"/>
    </style:style>
    <style:style style:name="T16" style:family="text">
      <style:text-properties fo:color="#800080" style:font-name="Courier 10 Pitch"/>
    </style:style>
    <style:style style:name="T17" style:family="text">
      <style:text-properties fo:color="#800080" style:font-name="Courier 10 Pitch" style:text-underline-style="solid" style:text-underline-width="auto" style:text-underline-color="font-color"/>
    </style:style>
    <style:style style:name="T18" style:family="text">
      <style:text-properties style:text-underline-style="solid" style:text-underline-width="auto" style:text-underline-color="font-color"/>
    </style:style>
    <style:style style:name="T19" style:family="text">
      <style:text-properties fo:color="#000000" style:font-name="Liberation Sans"/>
    </style:style>
    <style:style style:name="T20" style:family="text">
      <style:text-properties style:font-name="Courier 10 Pitch"/>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style:text-underline-style="none" fo:font-weight="normal" style:font-weight-asian="normal" style:font-weight-complex="normal"/>
    </style:style>
    <style:style style:name="T24" style:family="text">
      <style:text-properties style:font-size-asian="10.5pt"/>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MP lab session report</text:p>
      <text:p text:style-name="P2"/>
      <text:p text:style-name="P5">Maximilian Fricke</text:p>
      <text:p text:style-name="P2"/>
      <text:p text:style-name="P7">1. Starting Point</text:p>
      <text:p text:style-name="P3"/>
      <text:p text:style-name="P6">Starting point of the optimization task is to analyze the given code. Using Vtune</text:p>
      <text:p text:style-name="P6"><text:s/>revealed that <text:span text:style-name="T1">98.2% </text:span>of the programs computation time is spent in the matrix multiplications. For that reason, optimization is concentrated on this part of the program, that is</text:p>
      <text:p text:style-name="P9"/>
      <text:p text:style-name="P9"><text:tab/>mult_mat <text:s text:c="5"/>(A, B, C, N); </text:p>
      <text:p text:style-name="P9"><text:tab/>mat_transpose (B, N); </text:p>
      <text:p text:style-name="P11"><text:span text:style-name="T2"><text:tab/>mult_mat <text:s text:c="5"/>(B, A, C, N);</text:span><text:span text:style-name="T4">.</text:span></text:p>
      <text:p text:style-name="P6"/>
      <text:p text:style-name="P11"><text:span text:style-name="T4">The mathematical operation implemented by these lines of code is </text:span><text:span text:style-name="T4"><draw:frame draw:style-name="fr1" draw:name="Objeto1" text:anchor-type="as-char" svg:y="-0.437cm" svg:width="3.164cm" svg:height="0.527cm" draw:z-index="0"><draw:object xlink:href="./Object 1" xlink:type="simple" xlink:show="embed" xlink:actuate="onLoad"/><draw:image xlink:href="./ObjectReplacements/Object 1" xlink:type="simple" xlink:show="embed" xlink:actuate="onLoad"/></draw:frame></text:span></text:p>
      <text:p text:style-name="P6"/>
      <text:p text:style-name="P7">2. Serial Optimization</text:p>
      <text:p text:style-name="P3"/>
      <text:p text:style-name="P1">2.1 Memory access pattern</text:p>
      <text:p text:style-name="P6"/>
      <text:p text:style-name="P12"><text:span text:style-name="T6">The first thing that meets the eye is the bad </text:span><text:span text:style-name="T5">Stride-N</text:span><text:span text:style-name="T6"> access of the the elements of matrix </text:span><text:span text:style-name="T6"><draw:frame draw:style-name="fr1" draw:name="Objeto2" text:anchor-type="as-char" svg:y="-0.377cm" svg:width="0.489cm" svg:height="0.467cm" draw:z-index="1"><draw:object xlink:href="./Object 2" xlink:type="simple" xlink:show="embed" xlink:actuate="onLoad"/><draw:image xlink:href="./ObjectReplacements/Object 2" xlink:type="simple" xlink:show="embed" xlink:actuate="onLoad"/></draw:frame></text:span><text:span text:style-name="T6">:</text:span></text:p>
      <text:p text:style-name="P6"/>
      <text:p text:style-name="P10"><text:span text:style-name="T8"><text:tab/>c[i*N+j] += a[i*N+k] * b[</text:span><text:span text:style-name="T9">k*N</text:span><text:span text:style-name="T8">+j];</text:span></text:p>
      <text:p text:style-name="P9"/>
      <text:p text:style-name="P3"><text:span text:style-name="T8">This can easily be modified to a </text:span><text:span text:style-name="T7">Stride-1</text:span><text:span text:style-name="T8"> access by always multiplying with the transpose without altering the result:</text:span></text:p>
      <text:p text:style-name="P4"/>
      <text:p text:style-name="P3"><text:span text:style-name="T8"><text:tab/></text:span><text:span text:style-name="T3">c[i*N+j] += a[i*N+k] * b[</text:span><text:span text:style-name="T10">j*N</text:span><text:span text:style-name="T3">+k];</text:span><text:span text:style-name="T8">.</text:span></text:p>
      <text:p text:style-name="P6"/>
      <text:p text:style-name="P3">2.2 Loop fusion</text:p>
      <text:p text:style-name="P3"/>
      <text:p text:style-name="P6">During program <text:span text:style-name="T18">execution,</text:span> the <text:span text:style-name="T2">mult_mat</text:span> function is called twice and the nested loop is passed through twice, transposing the matrix <draw:frame draw:style-name="fr1" draw:name="Objeto6" text:anchor-type="as-char" svg:y="-0.377cm" svg:width="0.489cm" svg:height="0.467cm" draw:z-index="2"><draw:object xlink:href="./Object 6" xlink:type="simple" xlink:show="embed" xlink:actuate="onLoad"/><draw:image xlink:href="./ObjectReplacements/Object 6" xlink:type="simple" xlink:show="embed" xlink:actuate="onLoad"/></draw:frame>in between. This can be avoided by calculating<draw:frame draw:style-name="fr1" draw:name="Objeto7" text:anchor-type="as-char" svg:y="-0.437cm" svg:width="0.656cm" svg:height="0.527cm" draw:z-index="3"><draw:object xlink:href="./Object 7" xlink:type="simple" xlink:show="embed" xlink:actuate="onLoad"/><draw:image xlink:href="./ObjectReplacements/Object 7" xlink:type="simple" xlink:show="embed" xlink:actuate="onLoad"/></draw:frame>in advance and storing it separately. Now the two matrix multiplications can be fused:</text:p>
      <text:p text:style-name="P6"/>
      <text:p text:style-name="P6"><text:tab/><text:span text:style-name="T12">for</text:span><text:span text:style-name="T2"> (i=</text:span><text:span text:style-name="T14">0</text:span><text:span text:style-name="T2">; i&lt;N; i++) </text:span></text:p>
      <text:p text:style-name="P6"><text:span text:style-name="T2"><text:tab/> <text:s/></text:span><text:span text:style-name="T12">for</text:span><text:span text:style-name="T2"> (j=</text:span><text:span text:style-name="T14">0</text:span><text:span text:style-name="T2">; j&lt;N; j++) </text:span></text:p>
      <text:p text:style-name="P6"><text:span text:style-name="T2"><text:tab/> <text:s text:c="3"/></text:span><text:span text:style-name="T12">for</text:span><text:span text:style-name="T2"> (k=</text:span><text:span text:style-name="T14">0</text:span><text:span text:style-name="T2">; k&lt;N; k++) { </text:span></text:p>
      <text:p text:style-name="P9"><text:tab/> <text:s text:c="5"/>c[i*N + j] += a [i*N + k] * b[j*N + k]; </text:p>
      <text:p text:style-name="P9"><text:tab/> <text:s text:c="5"/>c[i*N + j] += bt[i*N + k] * a[j*N + k]; </text:p>
      <text:p text:style-name="P6"><text:span text:style-name="T2"><text:tab/> <text:s text:c="3"/>}</text:span>.</text:p>
      <text:p text:style-name="P6"/>
      <text:p text:style-name="P6">This reduces loop overhead and thus the number of branches taken and instructions performed.</text:p>
      <text:p text:style-name="P6"/>
      <text:p text:style-name="P6"><text:span text:style-name="T18"/></text:p>
      <text:p text:style-name="P6"><text:span text:style-name="T18"/></text:p>
      <text:p text:style-name="P15"><text:soft-page-break/><text:span text:style-name="T18">2.3 Data locality</text:span></text:p>
      <text:p text:style-name="P16"/>
      <text:p text:style-name="P14">In its current form, all threads perform their calculation in the same physical memory, <text:span text:style-name="T4">since not every thread has its own local copy of the result matrix </text:span><text:span text:style-name="T2">c[]</text:span><text:span text:style-name="T4">. This can easily be fixed by introducting a private temporary variable to each thread:</text:span></text:p>
      <text:p text:style-name="P14"><text:span text:style-name="T4"/></text:p>
      <text:p text:style-name="P14"><text:span text:style-name="T4"><text:s/><text:tab/></text:span><text:span text:style-name="T2">double register temp = </text:span><text:span text:style-name="T14">0</text:span><text:span text:style-name="T2">;</text:span></text:p>
      <text:p text:style-name="P14"><text:span text:style-name="T4"></text:span></text:p>
      <text:p text:style-name="P17"><text:tab/><text:span text:style-name="T11">for</text:span> (i=<text:span text:style-name="T13">0</text:span>; i&lt;N; i++)</text:p>
      <text:p text:style-name="P17"><text:tab/> <text:s/><text:span text:style-name="T11">for</text:span> (j=<text:span text:style-name="T13">0</text:span>; j&lt;N; j++) {</text:p>
      <text:p text:style-name="P17"><text:tab/> <text:s text:c="3"/><text:span text:style-name="T11">for</text:span> (k=<text:span text:style-name="T13">0</text:span>; k&lt;N; k++) {</text:p>
      <text:p text:style-name="P17"><text:tab/> <text:s text:c="5"/>temp += a [i*N + k] * b[j*N + k];</text:p>
      <text:p text:style-name="P17"><text:tab/> <text:s text:c="5"/>temp += bt[i*N + k] * a[j*N + k];</text:p>
      <text:p text:style-name="P17"><text:tab/> <text:s text:c="3"/>}</text:p>
      <text:p text:style-name="P17"><text:tab/> <text:s/>c[i*N + j] = temp;</text:p>
      <text:p text:style-name="P17"><text:tab/> <text:s/>temp = <text:span text:style-name="T13">0</text:span>;</text:p>
      <text:p text:style-name="P17"><text:tab/> <text:s/>}</text:p>
      <text:p text:style-name="P14"><text:span text:style-name="T4"/></text:p>
      <text:p text:style-name="P14"><text:span text:style-name="T4">This optimization alone yields a speedup of </text:span><text:span text:style-name="T22">2.47 </text:span><text:span text:style-name="T24">(gcc -Ofast, N=2000)</text:span><text:span text:style-name="T4"> to the previous version.</text:span></text:p>
      <text:p text:style-name="P14"><text:span text:style-name="T4"/></text:p>
      <text:p text:style-name="P1">2.4 Conclusion</text:p>
      <text:p text:style-name="P3"/>
      <text:p text:style-name="P6">By applying simple optimizations, a total speedup of <text:span text:style-name="T1">4.6</text:span> (gcc -Ofast, N=2000) could be <text:s/>reached, even without parallelization of the code. When using icc -O3 however, these optimizations do not result in a significantly higher <text:span text:style-name="T18">speedup,</text:span> leading to the assumption that iccs automated optimization already applies these measures.</text:p>
      <text:p text:style-name="P3"/>
      <text:p text:style-name="P7">3. Parallelization</text:p>
      <text:p text:style-name="P7"/>
      <text:p text:style-name="P3">3.1 First attempt</text:p>
      <text:p text:style-name="P3"/>
      <text:p text:style-name="P6">The next obvious optimization step is to parallelize the matrix multiplication using OpenMP by simply adding the line</text:p>
      <text:p text:style-name="P6"/>
      <text:p text:style-name="P6"><text:tab/><text:span text:style-name="T16">#pragma omp parallel for private(j, k)</text:span><text:span text:style-name="T19">.</text:span></text:p>
      <text:p text:style-name="P6"/>
      <text:p text:style-name="P3">3.2 Variable reduction</text:p>
      <text:p text:style-name="P6"/>
      <text:p text:style-name="P6">The main problem is probably the sharing of the result variable. The memory access time of distant threads to the result is very high. This problem can be solved by making use of variable reduction:</text:p>
      <text:p text:style-name="P6"/>
      <text:p text:style-name="P6"><text:tab/><text:span text:style-name="T16">#pragma omp parallel for </text:span><text:span text:style-name="T17">private(j,</text:span><text:span text:style-name="T16"> k) reduction(+:temp)</text:span><text:span text:style-name="T2"> </text:span></text:p>
      <text:p text:style-name="P4"/>
      <text:p text:style-name="P6">Variable reduction introduces a temporary private result to each thread. At the synchronisation barrier, all the partial results are added up and finally stored in the original memory location. The resulting speedup compared to the serial version of chapter <text:span text:style-name="T1">2.2</text:span> by this measure is <text:span text:style-name="T1">3.12 </text:span>(gcc -Ofast, N=2000, 8 Threads).</text:p>
      <text:p text:style-name="P4"/>
      <text:p text:style-name="P3">3.3 Conclusion</text:p>
      <text:p text:style-name="P3"><text:soft-page-break/></text:p>
      <text:p text:style-name="P6">Even though the reached speedup of <text:span text:style-name="T1">3.12</text:span> is still far from the optimal one of <text:span text:style-name="T1">4</text:span>, it is a reasonable result. The implementation could be furthermore improved by optim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5:03:29</meta:creation-date>
    <dc:date>2014-01-28T17:14:01</dc:date>
    <meta:editing-duration>PT11H23M6S</meta:editing-duration>
    <meta:editing-cycles>13</meta:editing-cycles>
    <meta:generator>LibreOffice/3.4$Unix LibreOffice_project/340m1$Build-502</meta:generator>
    <meta:document-statistic meta:table-count="0" meta:image-count="0" meta:object-count="4" meta:page-count="3" meta:paragraph-count="50" meta:word-count="538" meta:character-count="3232" meta:non-whitespace-character-count="2634"/>
  </office:meta>
</office:document-meta>
</file>

<file path=Object 1/content.xml><?xml version="1.0" encoding="utf-8"?>
<math xmlns="http://www.w3.org/1998/Math/MathML">
  <semantics>
    <mrow>
      <mrow>
        <mi>C</mi>
        <mo stretchy="false">=</mo>
        <mrow>
          <mrow>
            <mi>A</mi>
            <mo stretchy="false">∗</mo>
            <mi>B</mi>
          </mrow>
          <mo stretchy="false">+</mo>
          <mrow>
            <msup>
              <mi>B</mi>
              <mi>T</mi>
            </msup>
            <mo stretchy="false">∗</mo>
            <mi>A</mi>
          </mrow>
        </mrow>
      </mrow>
    </mrow>
    <annotation encoding="StarMath 5.0">C=A*B+B^T*A </annotation>
  </semantics>
</math>
</file>

<file path=Object 2/content.xml><?xml version="1.0" encoding="utf-8"?>
<math xmlns="http://www.w3.org/1998/Math/MathML">
  <semantics>
    <mrow>
      <mi>B</mi>
    </mrow>
    <annotation encoding="StarMath 5.0">B</annotation>
  </semantics>
</math>
</file>

<file path=Object 6/content.xml><?xml version="1.0" encoding="utf-8"?>
<math xmlns="http://www.w3.org/1998/Math/MathML">
  <semantics>
    <mrow>
      <mi>B</mi>
    </mrow>
    <annotation encoding="StarMath 5.0">B</annotation>
  </semantics>
</math>
</file>

<file path=Object 7/content.xml><?xml version="1.0" encoding="utf-8"?>
<math xmlns="http://www.w3.org/1998/Math/MathML">
  <semantics>
    <mrow>
      <msup>
        <mi>B</mi>
        <mi>T</mi>
      </msup>
    </mrow>
    <annotation encoding="StarMath 5.0">B^T</annotation>
  </semantics>
</math>
</file>